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 style:parent-style-name="Graphics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-0.24596in" svg:y="0in" svg:width="14.07767in" svg:height="7.82524in" draw:id="id63" draw:style-name="a383" draw:name="Rectangle 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24596in" svg:y="-0.07666in" svg:width="14.48867in" svg:height="1.45631in" draw:id="id64" draw:style-name="a386" draw:name="Rectangle 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90" draw:name="TextBox 6" svg:x="0.44984in" svg:y="0.29807in" svg:width="2.36893in" svg:height="0.70684in">
          <draw:text-box>
            <text:p text:style-name="a389" text:class-names="" text:cond-style-name=""><text:span text:style-name="a387" text:class-names="">Home</text:span><text:span text:style-name="a388" text:class-names=""/></text:p>
          </draw:text-box>
          <svg:title/>
          <svg:desc/>
        </draw:frame>
        <draw:frame draw:id="id66" draw:style-name="a394" draw:name="TextBox 7" svg:x="6.02913in" svg:y="0.28156in" svg:width="4.1068in" svg:height="0.70684in">
          <draw:text-box>
            <text:p text:style-name="a393" text:class-names="" text:cond-style-name=""><text:span text:style-name="a391" text:class-names="">Advies</text:span><text:span text:style-name="a392" text:class-names=""/></text:p>
          </draw:text-box>
          <svg:title/>
          <svg:desc/>
        </draw:frame>
        <draw:frame draw:id="id67" draw:style-name="a398" draw:name="TextBox 8" svg:x="2.42071in" svg:y="0.29807in" svg:width="3.48544in" svg:height="0.70684in">
          <draw:text-box>
            <text:p text:style-name="a397" text:class-names="" text:cond-style-name=""><text:span text:style-name="a395" text:class-names="">Weekoverzicht</text:span><text:span text:style-name="a396" text:class-names=""/></text:p>
          </draw:text-box>
          <svg:title/>
          <svg:desc/>
        </draw:frame>
        <draw:frame draw:id="id68" draw:style-name="a402" draw:name="TextBox 9" svg:x="8.36893in" svg:y="0.29807in" svg:width="2.54369in" svg:height="0.70684in">
          <draw:text-box>
            <text:p text:style-name="a401" text:class-names="" text:cond-style-name=""><text:span text:style-name="a399" text:class-names="">Weerkaart</text:span><text:span text:style-name="a400" text:class-names=""/></text:p>
          </draw:text-box>
          <svg:title/>
          <svg:desc/>
        </draw:frame>
        <draw:frame draw:id="id69" draw:style-name="a403" draw:name="Picture 11" svg:x="12.07653in" svg:y="0.14082in" svg:width="1.04435in" svg:height="1.02135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404" draw:name="Picture 13" svg:x="5.70178in" svg:y="2.6259in" svg:width="1.92976in" svg:height="1.80374in" style:rel-width="scale" style:rel-height="scale">
          <draw:image xlink:href="media/image2.png" xlink:type="simple" xlink:show="embed" xlink:actuate="onLoad"/>
          <svg:title/>
          <svg:desc/>
        </draw:frame>
        <draw:frame draw:id="id71" draw:style-name="a412" draw:name="TextBox 14" svg:x="5.70178in" svg:y="5.42894in" svg:width="6.74919in" svg:height="0.40391in">
          <draw:text-box>
            <text:p text:style-name="a411" text:class-names="" text:cond-style-name=""><text:span text:style-name="a405" text:class-names="">Bewolkt</text:span><text:span text:style-name="a406" text:class-names=""><text:s text:c="1"/></text:span><text:span text:style-name="a407" text:class-names="">met</text:span><text:span text:style-name="a408" text:class-names=""><text:s text:c="1"/></text:span><text:span text:style-name="a409" text:class-names="">rege</text:span><text:span text:style-name="a410" text:class-names="">n</text:span></text:p>
          </draw:text-box>
          <svg:title/>
          <svg:desc/>
        </draw:frame>
        <draw:frame draw:id="id72" draw:style-name="a418" draw:name="TextBox 15" svg:x="6.02913in" svg:y="4.57889in" svg:width="2.51133in" svg:height="0.63952in">
          <draw:text-box>
            <text:p text:style-name="a417" text:class-names="" text:cond-style-name=""><text:span text:style-name="a413" text:class-names="">10O</text:span><text:span text:style-name="a414" text:class-names="">°</text:span><text:span text:style-name="a415" text:class-names="">C</text:span><text:span text:style-name="a416" text:class-names=""/></text:p>
          </draw:text-box>
          <svg:title/>
          <svg:desc/>
        </draw:frame>
        <draw:frame draw:id="id73" draw:style-name="a422" draw:name="TextBox 16" svg:x="6.26214in" svg:y="5.11971in" svg:width="3.37864in" svg:height="0.40391in">
          <draw:text-box>
            <text:p text:style-name="a421" text:class-names="" text:cond-style-name=""><text:span text:style-name="a419" text:class-names="">Hoorn</text:span><text:span text:style-name="a420" text:class-names=""/></text:p>
          </draw:text-box>
          <svg:title/>
          <svg:desc/>
        </draw:frame>
        <draw:frame draw:id="id74" draw:style-name="a426" draw:name="TextBox 17" svg:x="6.07395in" svg:y="5.84331in" svg:width="2.48268in" svg:height="0.40015in">
          <draw:text-box>
            <text:p text:style-name="a425" text:class-names="" text:cond-style-name=""><text:span text:style-name="a423" text:class-names="">Meer info</text:span><text:span text:style-name="a424" text:class-names=""/></text:p>
          </draw:text-box>
          <svg:title/>
          <svg:desc/>
        </draw:frame>
        <draw:frame draw:id="id75" draw:style-name="a432" draw:name="TextBox 18" svg:x="8.78638in" svg:y="6.99997in" svg:width="7.15534in" svg:height="0.40391in">
          <draw:text-box>
            <text:p text:style-name="a431" text:class-names="" text:cond-style-name=""><text:span text:style-name="a427" text:class-names="">Deze informatie komt van </text:span><text:span text:style-name="a428" text:class-names=""><text:a xlink:href="https://www.buienradar.nl/" text:style-name="" text:visited-style-name="">RTL buienradar</text:a></text:span><text:span text:style-name="a429" text:class-names="">.</text:span><text:span text:style-name="a43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Nicky De boer</meta:initial-creator>
    <dc:creator>Nicky De boer</dc:creator>
    <meta:creation-date>2021-05-25T14:32:21Z</meta:creation-date>
    <dc:date>2021-05-25T14:43:43Z</dc:date>
    <meta:editing-cycles>2</meta:editing-cycles>
    <meta:editing-duration>PT682S</meta:editing-duration>
    <meta:document-statistic meta:paragraph-count="9" meta:word-count="20"/>
  </office:meta>
</office:document-meta>
</file>